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4cm"/>
    </style:style>
    <style:style style:name="co4" style:family="table-column">
      <style:table-column-properties fo:break-before="auto" style:column-width="3.54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3.676cm"/>
    </style:style>
    <style:style style:name="co7" style:family="table-column">
      <style:table-column-properties fo:break-before="auto" style:column-width="4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>
            <text:p>Transfer count</text:p>
          </table:table-cell>
          <table:table-cell table:style-name="ce1" office:value-type="string" calcext:value-type="string">
            <text:p>Point1</text:p>
          </table:table-cell>
          <table:table-cell table:style-name="ce1" office:value-type="string" calcext:value-type="string">
            <text:p>Point2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MaxConnectionTime</text:p>
          </table:table-cell>
          <table:table-cell table:style-name="ce1" office:value-type="string" calcext:value-type="string">
            <text:p>Results count</text:p>
          </table:table-cell>
          <table:table-cell table:style-name="ce1" office:value-type="string" calcext:value-type="string">
            <text:p>Search Time</text:p>
          </table:table-cell>
          <table:table-cell table:style-name="ce1"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=10</text:p>
          </table:table-cell>
          <table:table-cell office:value-type="string" calcext:value-type="string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&gt;=10</text:p>
          </table:table-cell>
          <table:table-cell office:value-type="string" calcext:value-type="string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&gt;=10</text:p>
          </table:table-cell>
          <table:table-cell office:value-type="string" calcext:value-type="string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gt;=10</text:p>
          </table:table-cell>
          <table:table-cell office:value-type="string" calcext:value-type="string">
            <text:p>0.06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6000 , 6000</text:p>
          </table:table-cell>
          <table:table-cell office:value-type="string" calcext:value-type="string">
            <text:p>1.4 * 6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&gt;=10</text:p>
          </table:table-cell>
          <table:table-cell office:value-type="string" calcext:value-type="string">
            <text:p>0.06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1637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2000, 12000</text:p>
          </table:table-cell>
          <table:table-cell office:value-type="string" calcext:value-type="string">
            <text:p>1.4 * 1200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25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6" calcext:value-type="float">
            <text:p>0,016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.6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3" calcext:value-type="float">
            <text:p>0,01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9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18000, 18000</text:p>
          </table:table-cell>
          <table:table-cell office:value-type="string" calcext:value-type="string">
            <text:p>1.4 * 1800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.8" calcext:value-type="float">
            <text:p>3,8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43" calcext:value-type="float">
            <text:p>0,43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,84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7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.6" calcext:value-type="float">
            <text:p>3,6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24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3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28" calcext:value-type="float">
            <text:p>0,028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3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96" calcext:value-type="float">
            <text:p>0,09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3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184" calcext:value-type="float">
            <text:p>0,18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3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,1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24000, 24000</text:p>
          </table:table-cell>
          <table:table-cell office:value-type="string" calcext:value-type="string">
            <text:p>1.4 * 30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3.9" calcext:value-type="float">
            <text:p>13,9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013" calcext:value-type="float">
            <text:p>0,013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024" calcext:value-type="float">
            <text:p>0,024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056" calcext:value-type="float">
            <text:p>0,056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,8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,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.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0000, 30000</text:p>
          </table:table-cell>
          <table:table-cell office:value-type="string" calcext:value-type="string">
            <text:p>1.4 * 300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imeout</text:p>
          </table:table-cell>
          <table:table-cell table:number-columns-repeated="1637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5" calcext:value-type="float">
            <text:p>0,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.7" calcext:value-type="float">
            <text:p>1,7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4.6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, 0 </text:p>
          </table:table-cell>
          <table:table-cell office:value-type="string" calcext:value-type="string">
            <text:p>36000, 36000</text:p>
          </table:table-cell>
          <table:table-cell office:value-type="string" calcext:value-type="string">
            <text:p>1.4 * 360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imeout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lt" fo:country="L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0">0000-00-00</text:date>, <text:time style:data-style-name="N2" text:time-value="18:38:33.7527522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17:08:47.079508298</meta:creation-date>
    <meta:generator>LibreOffice/24.2.7.2$Linux_X86_64 LibreOffice_project/420$Build-2</meta:generator>
    <dc:date>2025-12-20T19:35:09.871119587</dc:date>
    <meta:editing-duration>PT52M54S</meta:editing-duration>
    <meta:editing-cycles>8</meta:editing-cycles>
    <meta:document-statistic meta:table-count="1" meta:cell-count="347" meta:object-count="0"/>
  </office:meta>
</office:document-meta>
</file>